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a6fc9" officeooo:paragraph-rsid="001719ea" fo:background-color="transparen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08cb0d" officeooo:paragraph-rsid="001719ea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officeooo:rsid="00099021" officeooo:paragraph-rsid="001719e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099021" officeooo:paragraph-rsid="001719ea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00f3051"/>
    </style:style>
    <style:style style:name="T2" style:family="text">
      <style:text-properties officeooo:rsid="00099021"/>
    </style:style>
    <style:style style:name="T3" style:family="text">
      <style:text-properties officeooo:rsid="0008a792"/>
    </style:style>
    <style:style style:name="T4" style:family="text">
      <style:text-properties officeooo:rsid="000bb27c"/>
    </style:style>
    <style:style style:name="T5" style:family="text">
      <style:text-properties officeooo:rsid="001719ea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ação <text:span text:style-name="T2">Web 2</text:span></text:p>
      <text:p text:style-name="P3">Etapa <text:span text:style-name="T5">5</text:span>: <text:span text:style-name="T5">Validação</text:span></text:p>
      <text:p text:style-name="P4"/>
      <text:list text:style-name="L1">
        <text:list-item>
          <text:p text:style-name="P1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1:52:54.449093516</meta:creation-date>
    <dc:date>2024-03-26T11:53:42.645123264</dc:date>
    <meta:editing-duration>PT49S</meta:editing-duration>
    <meta:editing-cycles>1</meta:editing-cycles>
    <meta:document-statistic meta:table-count="0" meta:image-count="0" meta:object-count="0" meta:page-count="1" meta:paragraph-count="3" meta:word-count="7" meta:character-count="37" meta:non-whitespace-character-count="33"/>
    <meta:generator>LibreOffice/7.6.5.2$Linux_X86_64 LibreOffice_project/60$Build-2</meta:generator>
  </office:meta>
</office:document-meta>
</file>